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May we begin?</text:p>
      <text:p text:style-name="Normal">You’re the only one responsible for answering that question.</text:p>
      <text:p text:style-name="Normal">I wanna talk to you.</text:p>
      <text:p text:style-name="Normal">About how to proceed, huh? Go ahead, voice your doubts and ideas.</text:p>
      <text:p text:style-name="Normal">I want the introduction to be stronger. We can’t just copy and paste what we’d done previously. But am I being too hasty in trying to create stakes in the first chapter?</text:p>
      <text:p text:style-name="Normal">No, I think it’s fine. In fact, I don’t think there’s a better place to do it than at the beginning.</text:p>
      <text:p text:style-name="Normal">Now, thing is, we don’t actually create stakes: this story, at the onset, wasn’t ours. We’re making it ours, but its ending has already been drawn. Do we make the reader aware of it?</text:p>
      <text:p text:style-name="Normal">No. I want to betray the reader.</text:p>
      <text:p text:style-name="Normal">There’s different ways to do that, be careful with your words; what you meant was that you don’t want to reveal the stakes to the reader until it’s too late. Now, is that a viable route?</text:p>
      <text:p text:style-name="Normal">It’s beyond my current skills. I could, however, try to forge a way to that level. In fact, is it not the whole point of this story, to learn?</text:p>
      <text:p text:style-name="Normal">To keep the reader engaged while hiding the stakes...? Could a wizard pull that off?</text:p>
      <text:p text:style-name="Normal">I can play on uncertainty. “Surely that can’t be it? Surely it can’t be that bad.”</text:p>
      <text:p text:style-name="Normal">死のう。</text:p>
      <text:p text:style-name="Normal">There’s something... Impactful, about the forwardness. </text:p>
      <text:p text:style-name="Normal">The end of Node 1. This impact, this depth has to be earned. Therefore, we cannot present it directly in node 0. However, it has its place in node 1.</text:p>
      <text:p text:style-name="Normal"/>
      <text:p text:style-name="Normal">Before we go there though, let’s address your concern: are we being unfaithful to the source material by revealing the stakes so early? Yes. The song most certainly didn’t... The song exposed the consequences all throughout the song. Damn it.</text:p>
      <text:p text:style-name="Normal"/>
      <text:p text:style-name="Normal">We’re stuck between Charybdis and Scylla, then. The Charybdis is an awesome whirlpool, made up of wishes and principles that cannot be broken. Because of Charybdis, we find ourselves hard-pressed to deviate from the song’s story-telling, and it would force us to become good enough to keep readers engaged throughout an entire stories with unclear stakes at best.</text:p>
      <text:p text:style-name="Normal">On the other shore, we have Scylla, a many-headed monster of logic and common sense. It would have us betray our principles in order to take the simpler route, the more logical one, the easier one to write. It would have us do so under the pretence that what Charybdis wants us to do is impossible, and that we must brave the currents.</text:p>
      <text:p text:style-name="Normal">Truly, we are stuck between a rock and a hard place, and the rock inhabits an immortal mythological man-eating monster while the hard place consists of an all-devouring patch of sea. What shall we do? One must give, they are mutually exclusive. The monster of common sense or the maelstrom of principles?</text:p>
      <text:p text:style-name="Normal"/>
      <text:p text:style-name="Normal">Frankly I don’t know, and I don’t even know if I’m currently in a good position to give an answer. Something tells me no. We’ll come back to this with a better state of mind.</text:p>
      <text:p text:style-name="Normal">Or... Not. Let’s try to give an answer.</text:p>
      <text:p text:style-name="Normal">Tch.　時間切れか。まあいい。</text:p>
      <text:p text:style-name="Normal"/>
      <text:p text:style-name="Normal"/>
      <text:p text:style-name="Normal"/>
      <text:p text:style-name="Normal">I wonder: what’s the point of figuring out my strengths and weaknesses if I never make use of that knowledge? What’s the point of having strengths if I refuse to play on them? I will change my principles. I will play smartly, as smartly as I can. I will make full use of my strengths without neglecting to work on my weaknesses. My principles are flawed, and I will change them.</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